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2.6083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C2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1206</text:p>
          </table:table-cell>
          <table:table-cell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in_Headers:Pin_Header_Straight_1x04</text:p>
          </table:table-cell>
          <table:table-cell/>
        </table:table-row>
        <table:table-row table:style-name="ro1">
          <table:table-cell office:value-type="string" calcext:value-type="string">
            <text:p>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n_Headers:Pin_Header_Straight_1x02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6593FNG</text:p>
          </table:table-cell>
          <table:table-cell office:value-type="string" calcext:value-type="string">
            <text:p>SMD_Packages:SSOP-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3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7-28T16:39:50.590645221</meta:print-date>
    <dc:date>2015-07-28T16:40:13.526127026</dc:date>
    <meta:document-statistic meta:table-count="1" meta:cell-count="29" meta:object-count="0"/>
    <meta:generator>LibreOffice/4.2.8.2$Linux_X86_64 LibreOffice_project/420m0$Build-2</meta:generator>
  </office:meta>
</office:document-meta>
</file>